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SmartFactoryBean.TestBeanSmartFactoryBean( boolean singleton , boolean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Util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FactoryUtilsTests.findAnnotation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UtilsTests.testFindsBeansOfTypeWithDefaul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estBeanSmar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UtilsTests.testNoBeansOf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UtilsTests.testHierarchicalNamesForAnnotationWith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UtilsTests.testGetBeanNamesForAnnotation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FactoryUtilsTests.testB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UtilsTests.testGetBeanNamesForType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FactoryUtilsTests.testHierarchicalNamesWith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UtilsTests.testC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UtilsTests.testA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UtilsTests.testHierarchicalNamesForAnnotationWithMatchOnlyI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SmartFactoryBean.is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UtilsTests.testHierarchicalCountBeansWithNonHierarchical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BeanSmar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UtilsTests.testFindsBeansOfTypeWithStatic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BeanSmar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UtilsTests.assertControllerAdvice( ListableBeanFactory lbf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UtilsTests.testHierarchicalNamesWithMatchOnlyIn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UtilsTests.testHierarchicalResolutionWithOverri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eanFactoryUtilsTests.testFindAnnotationOnBean( ListableBeanFactory l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UtilsTests.testHierarchicalCountBeans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UtilsTests.isSingletonAndIsPrototypeWithStatic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BeanFactoryUtilsTests.findAnnotationOnBeanWithStatic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FactoryUtilsTests.testIn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